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aa0e" officeooo:paragraph-rsid="001faa0e"/>
    </style:style>
    <style:style style:name="P2" style:family="paragraph" style:parent-style-name="Standard">
      <style:text-properties fo:font-weight="bold" officeooo:rsid="001faa0e" officeooo:paragraph-rsid="001faa0e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py the next three files to your paparazzi:</text:p>
      <text:p text:style-name="P2"/>
      <text:p text:style-name="P2">Path to course_conf.xml: <text:s/><text:span text:style-name="T1">/home/[user_name]/paparazzi/conf/userconf/tudelft/course_conf.xml</text:span></text:p>
      <text:p text:style-name="P2">- this calls all airframes used during the course</text:p>
      <text:p text:style-name="P2">- the airframe with ID 1 is the newly created (i.e. using optical flow stuff)</text:p>
      <text:p text:style-name="P1"/>
      <text:p text:style-name="P1"/>
      <text:p text:style-name="P1"><text:span text:style-name="T2">Path to airframe_conf.xml:</text:span> /home/[user_name]/paparazzi/conf/airframes/tudelft/bebop_flow_course.xml</text:p>
      <text:p text:style-name="P1">- here the simulation and camera are set up</text:p>
      <text:p text:style-name="P1">- it calls the optical_flow configuration file</text:p>
      <text:p text:style-name="P1"/>
      <text:p text:style-name="P1"><text:span text:style-name="T2">Path to optical flow_conf: </text:span>/home/[user_name]/paparazzi/conf/modules/cv_opticflow_mav_exercise.xml</text:p>
      <text:p text:style-name="P1">- here the optical flow parameters are set up</text:p>
      <text:p text:style-name="P1">- CHANGE each path that contains the name \vlad\ with the path of your local GitHub repository (watch out for the TODOs telling you to do the same).</text:p>
      <text:p text:style-name="P1"/>
      <text:p text:style-name="P1"/>
      <text:p text:style-name="P2">The following files are supposed to stay with your GitHub repo:</text:p>
      <text:p text:style-name="P1">- flow_calcualtor.c/.h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5T12:59:15.425263041</meta:creation-date>
    <dc:date>2022-03-15T13:07:16.191134395</dc:date>
    <meta:editing-duration>PT8M1S</meta:editing-duration>
    <meta:editing-cycles>1</meta:editing-cycles>
    <meta:document-statistic meta:table-count="0" meta:image-count="0" meta:object-count="0" meta:page-count="1" meta:paragraph-count="12" meta:word-count="111" meta:character-count="824" meta:non-whitespace-character-count="724"/>
    <meta:generator>LibreOffice/6.4.7.2$Linux_X86_64 LibreOffice_project/40$Build-2</meta:generator>
  </office:meta>
</office:document-meta>
</file>